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 world!</text:p>
      <text:p text:style-name="Standard">var1 = ${var1}</text:p>
      <text:p text:style-name="Standard">var2 = ${var2}</text:p>
      <text:p text:style-name="Standard">var1 again = ${var1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16:13:11</meta:creation-date>
    <dc:date>2013-12-22T16:14:04</dc:date>
    <meta:editing-duration>P0D</meta:editing-duration>
    <meta:editing-cycles>1</meta:editing-cycles>
    <meta:document-statistic meta:table-count="0" meta:image-count="0" meta:object-count="0" meta:page-count="1" meta:paragraph-count="4" meta:word-count="12" meta:character-count="61" meta:non-whitespace-character-count="53"/>
    <meta:generator>LibreOffice/3.5$Linux_x86 LibreOffice_project/350m1$Build-2</meta:generator>
  </office:meta>
</office:document-meta>
</file>